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User">
      <style:graphic-properties draw:textarea-vertical-align="middle" draw:auto-grow-height="false" fo:min-height="1.55cm" fo:min-width="5.7cm"/>
      <style:paragraph-properties style:writing-mode="lr-tb"/>
    </style:style>
    <style:style style:name="gr2" style:family="graphic" style:parent-style-name="Code">
      <style:graphic-properties draw:textarea-vertical-align="middle" draw:auto-grow-height="false" fo:min-height="1.55cm" fo:min-width="5.7cm"/>
      <style:paragraph-properties style:writing-mode="lr-tb"/>
    </style:style>
    <style:style style:name="gr3" style:family="graphic" style:parent-style-name="Serverless">
      <style:graphic-properties draw:textarea-vertical-align="middle" draw:auto-grow-height="false" fo:min-height="1.55cm" fo:min-width="5.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423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6" style:family="graphic" style:parent-style-name="User">
      <style:graphic-properties draw:textarea-vertical-align="middle" draw:auto-grow-height="false" fo:min-height="1.53cm" fo:min-width="1.2cm"/>
    </style:style>
    <style:style style:name="gr7" style:family="graphic" style:parent-style-name="Serverless">
      <style:graphic-properties draw:textarea-vertical-align="middle" draw:auto-grow-height="false" fo:min-height="1.53cm" fo:min-width="1.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cm" svg:height="1.8cm" svg:x="2.8cm" svg:y="11.2cm">
          <text:p text:style-name="P1">Hardwa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cm" svg:height="1.8cm" svg:x="2.8cm" svg:y="9.4cm">
          <text:p text:style-name="P1">Operating Syste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cm" svg:height="1.8cm" svg:x="2.8cm" svg:y="7.6cm">
          <text:p text:style-name="P1">Web Serv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2cm" svg:height="1.8cm" svg:x="2.8cm" svg:y="4cm">
          <text:p text:style-name="P1">Cod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2cm" svg:height="1.8cm" svg:x="11cm" svg:y="11.2cm">
          <text:p text:style-name="P1">Hardwa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cm" svg:height="1.8cm" svg:x="11cm" svg:y="9.4cm">
          <text:p text:style-name="P1">Operating Syste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cm" svg:height="1.8cm" svg:x="11cm" svg:y="7.6cm">
          <text:p text:style-name="P1">Web Ser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cm" svg:height="1.8cm" svg:x="11cm" svg:y="5.8cm">
          <text:p text:style-name="P1">Code Dependencie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2cm" svg:height="1.8cm" svg:x="19.3cm" svg:y="11.2cm">
          <text:p text:style-name="P1">Hardwar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2cm" svg:height="1.8cm" svg:x="19.3cm" svg:y="9.4cm">
          <text:p text:style-name="P1">Operating Syste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2cm" svg:height="1.8cm" svg:x="19.3cm" svg:y="7.6cm">
          <text:p text:style-name="P1">Web Serv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2cm" svg:height="1.8cm" svg:x="19.3cm" svg:y="5.8cm">
          <text:p text:style-name="P1">Code Dependencies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cm" svg:height="1.673cm" svg:x="4cm" svg:y="13.627cm">
          <draw:text-box>
            <text:p text:style-name="P1">Bare-Metal</text:p>
            <text:p text:style-name="P1">Deployment</text:p>
          </draw:text-box>
        </draw:frame>
        <draw:frame draw:style-name="gr5" draw:text-style-name="P2" draw:layer="layout" svg:width="4.854cm" svg:height="1.673cm" svg:x="11.695cm" svg:y="13.651cm">
          <draw:text-box>
            <text:p text:style-name="P1">Virtual Machine</text:p>
            <text:p text:style-name="P1">Deployment</text:p>
          </draw:text-box>
        </draw:frame>
        <draw:frame draw:style-name="gr5" draw:text-style-name="P2" draw:layer="layout" svg:width="4.854cm" svg:height="1.673cm" svg:x="20.346cm" svg:y="13.6cm">
          <draw:text-box>
            <text:p text:style-name="P1">Serverless Architecture</text:p>
          </draw:text-box>
        </draw:frame>
        <draw:custom-shape draw:style-name="gr1" draw:text-style-name="P1" draw:layer="layout" svg:width="6.2cm" svg:height="1.8cm" svg:x="2.8cm" svg:y="5.8cm">
          <text:p text:style-name="P1">Code Dependencie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2cm" svg:height="1.8cm" svg:x="11cm" svg:y="4cm">
          <text:p text:style-name="P1">Cod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2cm" svg:height="1.8cm" svg:x="19.3cm" svg:y="4cm">
          <text:p text:style-name="P1">Cod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7cm" svg:height="1.78cm" svg:x="5.4cm" svg:y="16.6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5.5cm" svg:height="1.673cm" svg:x="7.4cm" svg:y="16.627cm">
          <draw:text-box>
            <text:p text:style-name="P1">Requires Admin</text:p>
          </draw:text-box>
        </draw:frame>
        <draw:custom-shape draw:style-name="gr7" draw:text-style-name="P1" draw:layer="layout" svg:width="1.7cm" svg:height="1.78cm" svg:x="15.9cm" svg:y="16.6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6.4cm" svg:height="1.673cm" svg:x="17.9cm" svg:y="16.627cm">
          <draw:text-box>
            <text:p text:style-name="P1">No Admin Required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User" style:family="graphic" style:parent-style-name="standard">
      <style:graphic-properties draw:stroke-dash="Dashed_20__28_var_29__20_4" svg:stroke-color="#333333" draw:fill="solid" draw:fill-color="#158466" draw:fill-gradient-name="Gradient_20_1" draw:fill-hatch-name="Hatching_20_1" draw:fill-image-name="Bitmap_20_1"/>
      <style:text-properties fo:color="#eeeeee"/>
    </style:style>
    <style:style style:name="Serverless" style:family="graphic" style:parent-style-name="standard">
      <style:graphic-properties draw:stroke="dash" draw:stroke-dash="Ultrafine_20_Dashed" draw:fill="solid" draw:fill-color="#3465a4" draw:fill-gradient-name="Gradient_20_1" draw:fill-hatch-name="Hatching_20_1" draw:fill-image-name="Bitmap_20_1"/>
      <style:text-properties fo:color="#eeeeee"/>
    </style:style>
    <style:style style:name="Code" style:family="graphic" style:parent-style-name="standard">
      <style:graphic-properties draw:stroke="dash" draw:stroke-dash="Ultrafine_20_Dashed" svg:stroke-color="#111111" draw:fill="solid" draw:fill-color="#d62e4e" draw:fill-gradient-name="Gradient_20_1" draw:fill-hatch-name="Hatching_20_1" draw:fill-image-name="Bitmap_20_1"/>
      <style:text-properties fo:color="#ffffff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02T10:02:17.894791612</meta:creation-date>
    <dc:date>2020-02-02T10:17:50.354992280</dc:date>
    <meta:editing-duration>PT5M22S</meta:editing-duration>
    <meta:editing-cycles>1</meta:editing-cycles>
    <meta:generator>LibreOffice/6.3.4.2.0$Linux_X86_64 LibreOffice_project/30$Build-2</meta:generator>
    <meta:document-statistic meta:object-count="22"/>
  </office:meta>
</office:document-meta>
</file>